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124cm" style:rel-column-width="8187*"/>
    </style:style>
    <style:style style:name="Tabelle1.B" style:family="table-column">
      <style:table-column-properties style:column-width="2.125cm" style:rel-column-width="8194*"/>
    </style:style>
    <style:style style:name="Tabelle1.C" style:family="table-column">
      <style:table-column-properties style:column-width="3.08cm" style:rel-column-width="11873*"/>
    </style:style>
    <style:style style:name="Tabelle1.D" style:family="table-column">
      <style:table-column-properties style:column-width="3.307cm" style:rel-column-width="12750*"/>
    </style:style>
    <style:style style:name="Tabelle1.E" style:family="table-column">
      <style:table-column-properties style:column-width="6.362cm" style:rel-column-width="2453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2" office:value-type="string">
            <text:p text:style-name="P2">Ereignis</text:p>
          </table:table-cell>
          <table:covered-table-cell/>
          <table:table-cell table:style-name="Tabelle1.A1" office:value-type="string">
            <text:p text:style-name="P2">Intelligence</text:p>
          </table:table-cell>
          <table:table-cell table:style-name="Tabelle1.A1" office:value-type="string">
            <text:p text:style-name="P2">Beliebtheit</text:p>
          </table:table-cell>
          <table:table-cell table:style-name="Tabelle1.E1" office:value-type="string">
            <text:p text:style-name="P2">Notiz</text:p>
          </table:table-cell>
        </table:table-row>
        <table:table-row>
          <table:table-cell table:style-name="Tabelle1.A2" table:number-columns-spanned="2" office:value-type="string">
            <text:p text:style-name="P2">Busspiel</text:p>
          </table:table-cell>
          <table:covered-table-cell/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4 – <text:s/>X</text:p>
          </table:table-cell>
          <table:table-cell table:style-name="Tabelle1.E2" office:value-type="string">
            <text:p text:style-name="P2">X=anzahl angestoßener Leute</text:p>
          </table:table-cell>
        </table:table-row>
        <table:table-row>
          <table:table-cell table:style-name="Tabelle1.A2" table:number-columns-spanned="2" office:value-type="string">
            <text:p text:style-name="P2">Busspiel geschafft</text:p>
            <text:p text:style-name="P2">(kommt pünktlich zur Vorlesung)</text:p>
          </table:table-cell>
          <table:covered-table-cell/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rows-spanned="3" office:value-type="string">
            <text:p text:style-name="P2">Vorlesung</text:p>
            <text:p text:style-name="P2">Ablenkung(3x)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2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Später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1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Vorlesung2</text:p>
          </table:table-cell>
          <table:covered-table-cell/>
          <table:table-cell table:style-name="Tabelle1.A2" office:value-type="string">
            <text:p text:style-name="P2"><text:s/>X/20</text:p>
          </table:table-cell>
          <table:table-cell table:style-name="Tabelle1.A2" office:value-type="string">
            <text:p text:style-name="P2">X/20</text:p>
          </table:table-cell>
          <table:table-cell table:style-name="Tabelle1.E2" office:value-type="string">
            <text:p text:style-name="P2">X=Anzahl richtiger Tasten<text:line-break/>(67 maximal)<text:line-break/>Aufrunden</text:p>
          </table:table-cell>
        </table:table-row>
        <table:table-row>
          <table:table-cell table:style-name="Tabelle1.A2" table:number-columns-spanned="2" office:value-type="string">
            <text:p text:style-name="P2">Mensa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(X/Y)*3</text:p>
          </table:table-cell>
          <table:table-cell table:style-name="Tabelle1.E2" office:value-type="string">
            <text:p text:style-name="P2">X=Anzahl gefangenes Essen</text:p>
            <text:p text:style-name="P2">Y=Anzahl gesamtes Essen</text:p>
            <text:p text:style-name="P2">Aufrunden</text:p>
          </table:table-cell>
        </table:table-row>
        <table:table-row>
          <table:table-cell table:style-name="Tabelle1.A2" table:number-columns-spanned="2" office:value-type="string">
            <text:p text:style-name="P2">Labyrinth schaffen</text:p>
          </table:table-cell>
          <table:covered-table-cell/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Labyrinth: Zusatzpunkte für übrig gebliebene Zeit? 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Übung</text:p>
          </table:table-cell>
          <table:covered-table-cell/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>X=Anzahl richtiger Antworten</text:p>
            <text:p text:style-name="P2">(Maximal 3)</text:p>
          </table:table-cell>
        </table:table-row>
        <table:table-row>
          <table:table-cell table:style-name="Tabelle1.A2" table:number-columns-spanned="2" office:value-type="string">
            <text:p text:style-name="P2">Entscheidung für Slub</text:p>
          </table:table-cell>
          <table:covered-table-cell/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Entscheidung für Sport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4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Maximale Punktzahl</text:p>
          </table:table-cell>
          <table:covered-table-cell/>
          <table:table-cell table:style-name="Tabelle1.A2" office:value-type="string">
            <text:p text:style-name="P2">20</text:p>
          </table:table-cell>
          <table:table-cell table:style-name="Tabelle1.A2" office:value-type="string">
            <text:p text:style-name="P2">20</text:p>
          </table:table-cell>
          <table:table-cell table:style-name="Tabel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3S</meta:editing-duration>
    <meta:editing-cycles>4</meta:editing-cycles>
    <meta:generator>OpenOffice/4.0.1$Win32 OpenOffice.org_project/401m5$Build-9714</meta:generator>
    <dc:date>2015-07-08T17:34:11.41</dc:date>
    <meta:document-statistic meta:table-count="1" meta:image-count="0" meta:object-count="0" meta:page-count="1" meta:paragraph-count="46" meta:word-count="77" meta:character-count="487"/>
    <meta:user-defined meta:name="Info 1"/>
    <meta:user-defined meta:name="Info 2"/>
    <meta:user-defined meta:name="Info 3"/>
    <meta:user-defined meta:name="Info 4"/>
  </office:meta>
</office:document-meta>
</file>